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6097f" officeooo:paragraph-rsid="0006097f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06097f" officeooo:paragraph-rsid="0006097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6097f" officeooo:paragraph-rsid="0006097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6097f" officeooo:paragraph-rsid="0009a16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9a16e" officeooo:paragraph-rsid="0009a16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0a2da2" officeooo:paragraph-rsid="000a2da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0c8ce6" officeooo:paragraph-rsid="000c8ce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0fb038" officeooo:paragraph-rsid="000fb038" style:font-weight-asian="normal" style:font-weight-complex="normal"/>
    </style:style>
    <style:style style:name="T1" style:family="text">
      <style:text-properties officeooo:rsid="00067025"/>
    </style:style>
    <style:style style:name="T2" style:family="text">
      <style:text-properties officeooo:rsid="0006f8d9"/>
    </style:style>
    <style:style style:name="T3" style:family="text">
      <style:text-properties officeooo:rsid="0009a16e"/>
    </style:style>
    <style:style style:name="T4" style:family="text">
      <style:text-properties officeooo:rsid="000a2da2"/>
    </style:style>
    <style:style style:name="T5" style:family="text">
      <style:text-properties officeooo:rsid="000bfb4f"/>
    </style:style>
    <style:style style:name="T6" style:family="text">
      <style:text-properties officeooo:rsid="000d68d3"/>
    </style:style>
    <style:style style:name="T7" style:family="text">
      <style:text-properties officeooo:rsid="000e679c"/>
    </style:style>
    <style:style style:name="T8" style:family="text">
      <style:text-properties officeooo:rsid="0011a3ad"/>
    </style:style>
    <style:style style:name="T9" style:family="text">
      <style:text-properties officeooo:rsid="0013f4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issance 4 ++</text:p>
      <text:p text:style-name="P3"/>
      <text:p text:style-name="P3"/>
      <text:p text:style-name="P2">Type de donnée : </text:p>
      <text:p text:style-name="P3"/>
      <text:p text:style-name="P3">Structures : <text:span text:style-name="T6">piece, joueur, case (de la matrice), </text:span></text:p>
      <text:p text:style-name="P3"/>
      <text:p text:style-name="P3">matrice : <text:span text:style-name="T7">int mat[L][C] (P4 de base) </text:span></text:p>
      <text:p text:style-name="P3"/>
      <text:p text:style-name="P3">matrice de structure : <text:span text:style-name="T7">case_t mat[L][C] (P4++)</text:span></text:p>
      <text:p text:style-name="P3"/>
      <text:p text:style-name="P3"/>
      <text:p text:style-name="P2">Fonctions : </text:p>
      <text:p text:style-name="P5">Puissance 4 base (code) : </text:p>
      <text:p text:style-name="P4">coordonn<text:span text:style-name="T3">e</text:span>es_valide : <text:span text:style-name="T1">vérifie si les coordonnées sont bien dans la matrice.</text:span></text:p>
      <text:p text:style-name="P4">gagne : <text:span text:style-name="T1">après le tour de chaque joueur on vérifie si celui a réussi à gagner.</text:span></text:p>
      <text:p text:style-name="P4">hauteur_piece : <text:span text:style-name="T2">permet de savoir si c’est possible et à qu’elle hauteur on va placer la pièce.</text:span></text:p>
      <text:p text:style-name="P4">in<text:span text:style-name="T2">i</text:span>tialiser matrice : <text:span text:style-name="T2">permet de mettre la matrice à 0.</text:span></text:p>
      <text:p text:style-name="P4">initialiser_jo<text:span text:style-name="T2">u</text:span>eur : <text:span text:style-name="T2">mettre les caractéristique des joueur à jour selon ce qu’ils ont rentré.</text:span></text:p>
      <text:p text:style-name="P4">tour_joueur : <text:span text:style-name="T2">permet au joueur de jouer et va changer la valeur de la matrice.</text:span></text:p>
      <text:p text:style-name="P5"/>
      <text:p text:style-name="P5">Puissance 4 base (interface) :</text:p>
      <text:p text:style-name="P5"/>
      <text:p text:style-name="P3">afficher_matrice : <text:s/><text:span text:style-name="T1">on entre une matrice en paramètre puis l’affiche dans le terminal.</text:span></text:p>
      <text:p text:style-name="P3"/>
      <text:p text:style-name="P5">Puissance 4 ++(code)</text:p>
      <text:p text:style-name="P5">joue_bloquante : <text:span text:style-name="T4">permet de jouer une pièce bloquante au tour du joueur.</text:span></text:p>
      <text:p text:style-name="P6">joue_creuse : permet de jouet une pièce creuse au tour du <text:span text:style-name="T5">j</text:span>oueur.</text:p>
      <text:p text:style-name="P7">joue_pleine : permet de jouet une pièce pleine au tour du joueur.</text:p>
      <text:p text:style-name="P7">CHANGEMENT DU TYPE DE LA STRUCTURE EN MATRICE DE STRUCTURE</text:p>
      <text:p text:style-name="P8">modification de toutes le<text:span text:style-name="T9">s</text:span> fonctions <text:span text:style-name="T9">précédentes</text:span> pour les faire fonctionner avec des pointeurs et la matrice de structure tout optimisant <text:span text:style-name="T8">ces foncions.</text:span></text:p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4:34:05.264181718</meta:creation-date>
    <dc:date>2019-03-05T16:31:53.661312317</dc:date>
    <meta:editing-duration>PT34M51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208" meta:character-count="1218" meta:non-whitespace-character-count="1025"/>
  </office:meta>
</office:document-meta>
</file>